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3"/>
          <table:table-cell table:style-name="ce28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 table:style-name="ce28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0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3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0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0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6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>
          <table:table-cell table:number-columns-repeated="4"/>
          <table:table-cell table:style-name="ce1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1:00:23.60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8</meta:editing-cycles>
    <meta:editing-duration>PT5H24M39S</meta:editing-duration>
    <dc:title>Saison Ekkart</dc:title>
    <dc:date>2019-03-26T11:01:45.200000000</dc:date>
    <meta:generator>LibreOffice/6.1.3.2$Windows_X86_64 LibreOffice_project/86daf60bf00efa86ad547e59e09d6bb77c699acb</meta:generator>
    <dc:creator>Ekkart Kleinod</dc:creator>
    <meta:document-statistic meta:table-count="3" meta:cell-count="882" meta:object-count="0"/>
  </office:meta>
</office:document-meta>
</file>